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 style:data-style-name="N2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11-30-2011</text:p>
          </table:table-cell>
          <table:table-cell/>
          <table:table-cell office:value-type="string">
            <text:p>11-30-2011</text:p>
          </table:table-cell>
          <table:table-cell/>
          <table:table-cell office:value-type="string">
            <text:p>11-30-2011</text:p>
          </table:table-cell>
          <table:table-cell/>
          <table:table-cell office:value-type="string">
            <text:p>11-30-2011</text:p>
          </table:table-cell>
          <table:table-cell/>
          <table:table-cell office:value-type="string">
            <text:p>11-30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30-2011</text:p>
          </table:table-cell>
          <table:table-cell/>
          <table:table-cell office:value-type="string">
            <text:p>11-30-2011</text:p>
          </table:table-cell>
          <table:table-cell/>
        </table:table-row>
        <table:table-row table:style-name="ro1">
          <table:table-cell office:value-type="string">
            <text:p>Hour (i)/Filter</text:p>
          </table:table-cell>
          <table:table-cell office:value-type="string">
            <text:p>9/0</text:p>
          </table:table-cell>
          <table:table-cell/>
          <table:table-cell office:value-type="float" office:value="9.1">
            <text:p>9.1</text:p>
          </table:table-cell>
          <table:table-cell/>
          <table:table-cell office:value-type="float" office:value="9.2">
            <text:p>9.2</text:p>
          </table:table-cell>
          <table:table-cell/>
          <table:table-cell office:value-type="float" office:value="9.3">
            <text:p>9.3</text:p>
          </table:table-cell>
          <table:table-cell/>
          <table:table-cell office:value-type="float" office:value="9.4">
            <text:p>9.4</text:p>
          </table:table-cell>
          <table:table-cell/>
          <table:table-cell office:value-type="float" office:value="9.5">
            <text:p>9.5</text:p>
          </table:table-cell>
          <table:table-cell/>
          <table:table-cell office:value-type="float" office:value="9.6">
            <text:p>9.6</text:p>
          </table:table-cell>
          <table:table-cell/>
          <table:table-cell office:value-type="float" office:value="9.7">
            <text:p>9.7</text:p>
          </table:table-cell>
          <table:table-cell/>
        </table:table-row>
        <table:table-row table:style-name="ro1">
          <table:table-cell office:value-type="string">
            <text:p>Rows Averaged (k)</text:p>
          </table:table-cell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  <table:table-cell office:value-type="string">
            <text:p>32-55</text:p>
          </table:table-cell>
          <table:table-cell/>
        </table:table-row>
        <table:table-row table:style-name="ro1">
          <table:table-cell office:value-type="string">
            <text:p>Columns Plotted (j)</text:p>
          </table:table-cell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  <table:table-cell office:value-type="string">
            <text:p>312-334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48.732">
            <text:p>48.732</text:p>
          </table:table-cell>
          <table:table-cell office:value-type="float" office:value="3.66868">
            <text:p>3.66868</text:p>
          </table:table-cell>
          <table:table-cell office:value-type="float" office:value="42.3237">
            <text:p>42.3237</text:p>
          </table:table-cell>
          <table:table-cell office:value-type="float" office:value="3.38236">
            <text:p>3.38236</text:p>
          </table:table-cell>
          <table:table-cell office:value-type="float" office:value="44.854">
            <text:p>44.854</text:p>
          </table:table-cell>
          <table:table-cell office:value-type="float" office:value="3.73962">
            <text:p>3.73962</text:p>
          </table:table-cell>
          <table:table-cell office:value-type="float" office:value="49.2601">
            <text:p>49.2601</text:p>
          </table:table-cell>
          <table:table-cell office:value-type="float" office:value="5.77507">
            <text:p>5.77507</text:p>
          </table:table-cell>
          <table:table-cell office:value-type="float" office:value="56.0959">
            <text:p>56.0959</text:p>
          </table:table-cell>
          <table:table-cell office:value-type="float" office:value="4.6852">
            <text:p>4.6852</text:p>
          </table:table-cell>
          <table:table-cell office:value-type="float" office:value="41.3731">
            <text:p>41.3731</text:p>
          </table:table-cell>
          <table:table-cell office:value-type="float" office:value="3.44736">
            <text:p>3.44736</text:p>
          </table:table-cell>
          <table:table-cell office:value-type="float" office:value="-30.5811">
            <text:p>-30.5811</text:p>
          </table:table-cell>
          <table:table-cell office:value-type="float" office:value="25.9706">
            <text:p>25.9706</text:p>
          </table:table-cell>
          <table:table-cell office:value-type="float" office:value="36.4695">
            <text:p>36.4695</text:p>
          </table:table-cell>
          <table:table-cell office:value-type="float" office:value="1.86464">
            <text:p>1.8646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1.6631">
            <text:p>11.6631</text:p>
          </table:table-cell>
          <table:table-cell office:value-type="float" office:value="0.124828">
            <text:p>0.124828</text:p>
          </table:table-cell>
          <table:table-cell office:value-type="float" office:value="11.3345">
            <text:p>11.3345</text:p>
          </table:table-cell>
          <table:table-cell office:value-type="float" office:value="0.120558">
            <text:p>0.120558</text:p>
          </table:table-cell>
          <table:table-cell office:value-type="float" office:value="11.3244">
            <text:p>11.3244</text:p>
          </table:table-cell>
          <table:table-cell office:value-type="float" office:value="0.137719">
            <text:p>0.137719</text:p>
          </table:table-cell>
          <table:table-cell office:value-type="float" office:value="2.89838">
            <text:p>2.89838</text:p>
          </table:table-cell>
          <table:table-cell office:value-type="float" office:value="0.165089">
            <text:p>0.165089</text:p>
          </table:table-cell>
          <table:table-cell office:value-type="float" office:value="11.0777">
            <text:p>11.0777</text:p>
          </table:table-cell>
          <table:table-cell office:value-type="float" office:value="0.141342">
            <text:p>0.141342</text:p>
          </table:table-cell>
          <table:table-cell office:value-type="float" office:value="10.7112">
            <text:p>10.7112</text:p>
          </table:table-cell>
          <table:table-cell office:value-type="float" office:value="0.142409">
            <text:p>0.142409</text:p>
          </table:table-cell>
          <table:table-cell office:value-type="float" office:value="-2.98112">
            <text:p>-2.98112</text:p>
          </table:table-cell>
          <table:table-cell office:value-type="float" office:value="5.16184">
            <text:p>5.16184</text:p>
          </table:table-cell>
          <table:table-cell office:value-type="float" office:value="10.4384">
            <text:p>10.4384</text:p>
          </table:table-cell>
          <table:table-cell office:value-type="float" office:value="0.0936108">
            <text:p>0.0936108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2.4509">
            <text:p>2.4509</text:p>
          </table:table-cell>
          <table:table-cell office:value-type="float" office:value="0.210697">
            <text:p>0.210697</text:p>
          </table:table-cell>
          <table:table-cell office:value-type="float" office:value="2.71067">
            <text:p>2.71067</text:p>
          </table:table-cell>
          <table:table-cell office:value-type="float" office:value="0.226233">
            <text:p>0.226233</text:p>
          </table:table-cell>
          <table:table-cell office:value-type="float" office:value="2.52467">
            <text:p>2.52467</text:p>
          </table:table-cell>
          <table:table-cell office:value-type="float" office:value="0.235703">
            <text:p>0.235703</text:p>
          </table:table-cell>
          <table:table-cell office:value-type="float" office:value="136">
            <text:p>136</text:p>
          </table:table-cell>
          <table:table-cell office:value-type="float" office:value="0.331934">
            <text:p>0.331934</text:p>
          </table:table-cell>
          <table:table-cell office:value-type="float" office:value="2.53571">
            <text:p>2.53571</text:p>
          </table:table-cell>
          <table:table-cell office:value-type="float" office:value="0.23739">
            <text:p>0.23739</text:p>
          </table:table-cell>
          <table:table-cell office:value-type="float" office:value="2.64471">
            <text:p>2.64471</text:p>
          </table:table-cell>
          <table:table-cell office:value-type="float" office:value="0.240476">
            <text:p>0.240476</text:p>
          </table:table-cell>
          <table:table-cell office:value-type="float" office:value="6.2686">
            <text:p>6.2686</text:p>
          </table:table-cell>
          <table:table-cell office:value-type="float" office:value="3.0187">
            <text:p>3.0187</text:p>
          </table:table-cell>
          <table:table-cell office:value-type="float" office:value="2.32599">
            <text:p>2.32599</text:p>
          </table:table-cell>
          <table:table-cell office:value-type="float" office:value="0.1408">
            <text:p>0.1408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24.113">
            <text:p>224.113</text:p>
          </table:table-cell>
          <table:table-cell office:value-type="float" office:value="3.01033">
            <text:p>3.01033</text:p>
          </table:table-cell>
          <table:table-cell office:value-type="float" office:value="1053686">
            <text:p>1053686</text:p>
          </table:table-cell>
          <table:table-cell office:value-type="float" office:value="2.35431">
            <text:p>2.35431</text:p>
          </table:table-cell>
          <table:table-cell office:value-type="float" office:value="130.035">
            <text:p>130.035</text:p>
          </table:table-cell>
          <table:table-cell office:value-type="float" office:value="2.91146">
            <text:p>2.91146</text:p>
          </table:table-cell>
          <table:table-cell office:value-type="float" office:value="731">
            <text:p>731</text:p>
          </table:table-cell>
          <table:table-cell office:value-type="float" office:value="3.60152">
            <text:p>3.60152</text:p>
          </table:table-cell>
          <table:table-cell office:value-type="float" office:value="135.32">
            <text:p>135.32</text:p>
          </table:table-cell>
          <table:table-cell office:value-type="float" office:value="3.60717">
            <text:p>3.60717</text:p>
          </table:table-cell>
          <table:table-cell office:value-type="float" office:value="137.062">
            <text:p>137.062</text:p>
          </table:table-cell>
          <table:table-cell office:value-type="float" office:value="2.49398">
            <text:p>2.49398</text:p>
          </table:table-cell>
          <table:table-cell office:value-type="float" office:value="95.5392">
            <text:p>95.5392</text:p>
          </table:table-cell>
          <table:table-cell office:value-type="float" office:value="17.025">
            <text:p>17.025</text:p>
          </table:table-cell>
          <table:table-cell office:value-type="float" office:value="83.8206">
            <text:p>83.8206</text:p>
          </table:table-cell>
          <table:table-cell office:value-type="float" office:value="1.50242">
            <text:p>1.5024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958323">
            <text:p>-0.958323</text:p>
          </table:table-cell>
          <table:table-cell office:value-type="float" office:value="0.991634">
            <text:p>0.991634</text:p>
          </table:table-cell>
          <table:table-cell office:value-type="float" office:value="-1.75757">
            <text:p>-1.75757</text:p>
          </table:table-cell>
          <table:table-cell office:value-type="float" office:value="0.886152">
            <text:p>0.886152</text:p>
          </table:table-cell>
          <table:table-cell office:value-type="float" office:value="-1.70549">
            <text:p>-1.70549</text:p>
          </table:table-cell>
          <table:table-cell office:value-type="float" office:value="0.993788">
            <text:p>0.993788</text:p>
          </table:table-cell>
          <table:table-cell office:value-type="float" office:value="-3.63327">
            <text:p>-3.63327</text:p>
          </table:table-cell>
          <table:table-cell office:value-type="float" office:value="1.47253">
            <text:p>1.47253</text:p>
          </table:table-cell>
          <table:table-cell office:value-type="float" office:value="-1.65257">
            <text:p>-1.65257</text:p>
          </table:table-cell>
          <table:table-cell office:value-type="float" office:value="1.22656">
            <text:p>1.22656</text:p>
          </table:table-cell>
          <table:table-cell office:value-type="float" office:value="-2.26935">
            <text:p>-2.26935</text:p>
          </table:table-cell>
          <table:table-cell office:value-type="float" office:value="0.873068">
            <text:p>0.873068</text:p>
          </table:table-cell>
          <table:table-cell office:value-type="float" office:value="-2.07605">
            <text:p>-2.07605</text:p>
          </table:table-cell>
          <table:table-cell office:value-type="float" office:value="1.6964">
            <text:p>1.6964</text:p>
          </table:table-cell>
          <table:table-cell office:value-type="float" office:value="-0.145579">
            <text:p>-0.145579</text:p>
          </table:table-cell>
          <table:table-cell office:value-type="float" office:value="0.460407">
            <text:p>0.460407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824332">
            <text:p>0.0824332</text:p>
          </table:table-cell>
          <table:table-cell office:value-type="float" office:value="0.0414852">
            <text:p>0.0414852</text:p>
          </table:table-cell>
          <table:table-cell office:value-type="float" office:value="0.0560413">
            <text:p>0.0560413</text:p>
          </table:table-cell>
          <table:table-cell office:value-type="float" office:value="0.0376231">
            <text:p>0.0376231</text:p>
          </table:table-cell>
          <table:table-cell office:value-type="float" office:value="0.0712561">
            <text:p>0.0712561</text:p>
          </table:table-cell>
          <table:table-cell office:value-type="float" office:value="0.0420569">
            <text:p>0.0420569</text:p>
          </table:table-cell>
          <table:table-cell office:value-type="float" office:value="0.159394">
            <text:p>0.159394</text:p>
          </table:table-cell>
          <table:table-cell office:value-type="float" office:value="0.062815">
            <text:p>0.062815</text:p>
          </table:table-cell>
          <table:table-cell office:value-type="float" office:value="0.0556615">
            <text:p>0.0556615</text:p>
          </table:table-cell>
          <table:table-cell office:value-type="float" office:value="0.0523016">
            <text:p>0.0523016</text:p>
          </table:table-cell>
          <table:table-cell office:value-type="float" office:value="0.0855561">
            <text:p>0.0855561</text:p>
          </table:table-cell>
          <table:table-cell office:value-type="float" office:value="0.037786">
            <text:p>0.037786</text:p>
          </table:table-cell>
          <table:table-cell office:value-type="float" office:value="0.053733">
            <text:p>0.053733</text:p>
          </table:table-cell>
          <table:table-cell office:value-type="float" office:value="0.0430212">
            <text:p>0.0430212</text:p>
          </table:table-cell>
          <table:table-cell office:value-type="float" office:value="0.0168169">
            <text:p>0.0168169</text:p>
          </table:table-cell>
          <table:table-cell office:value-type="float" office:value="0.01988">
            <text:p>0.01988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5.77142844836635">
            <text:p>5.7714284484</text:p>
          </table:table-cell>
          <table:table-cell/>
          <table:table-cell table:formula="of:=2*SQRT(2*LN(2))*[.D8]" office:value-type="float" office:value="6.38314005146404">
            <text:p>6.3831400515</text:p>
          </table:table-cell>
          <table:table-cell/>
          <table:table-cell table:formula="of:=2*SQRT(2*LN(2))*[.F8]" office:value-type="float" office:value="5.94514352308829">
            <text:p>5.9451435231</text:p>
          </table:table-cell>
          <table:table-cell/>
          <table:table-cell table:formula="of:=2*SQRT(2*LN(2))*[.H8]" office:value-type="float" office:value="320.255526124209">
            <text:p>320.2555261242</text:p>
          </table:table-cell>
          <table:table-cell/>
          <table:table-cell table:formula="of:=2*SQRT(2*LN(2))*[.J8]" office:value-type="float" office:value="5.97114073638543">
            <text:p>5.9711407364</text:p>
          </table:table-cell>
          <table:table-cell/>
          <table:table-cell table:formula="of:=2*SQRT(2*LN(2))*[.L8]" office:value-type="float" office:value="6.2278161212938">
            <text:p>6.2278161213</text:p>
          </table:table-cell>
          <table:table-cell/>
          <table:table-cell table:formula="of:=2*SQRT(2*LN(2))*[.N8]" office:value-type="float" office:value="14.761424934281">
            <text:p>14.7614249343</text:p>
          </table:table-cell>
          <table:table-cell/>
          <table:table-cell table:formula="of:=2*SQRT(2*LN(2))*[.P8]" office:value-type="float" office:value="5.47728787654154">
            <text:p>5.4772878765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271">
            <text:p>271</text:p>
          </table:table-cell>
          <table:table-cell/>
          <table:table-cell office:value-type="float" office:value="133.667">
            <text:p>133.667</text:p>
          </table:table-cell>
          <table:table-cell/>
          <table:table-cell office:value-type="float" office:value="163.708">
            <text:p>163.708</text:p>
          </table:table-cell>
          <table:table-cell/>
          <table:table-cell office:value-type="float" office:value="165.458">
            <text:p>165.458</text:p>
          </table:table-cell>
          <table:table-cell/>
          <table:table-cell office:value-type="float" office:value="177.25">
            <text:p>177.25</text:p>
          </table:table-cell>
          <table:table-cell/>
          <table:table-cell office:value-type="float" office:value="167.667">
            <text:p>167.667</text:p>
          </table:table-cell>
          <table:table-cell/>
          <table:table-cell office:value-type="float" office:value="78.125">
            <text:p>78.125</text:p>
          </table:table-cell>
          <table:table-cell/>
          <table:table-cell office:value-type="float" office:value="119.875">
            <text:p>119.875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217.625">
            <text:p>217.625</text:p>
          </table:table-cell>
          <table:table-cell/>
          <table:table-cell office:value-type="float" office:value="90.3333">
            <text:p>90.3333</text:p>
          </table:table-cell>
          <table:table-cell/>
          <table:table-cell office:value-type="float" office:value="119.958">
            <text:p>119.958</text:p>
          </table:table-cell>
          <table:table-cell/>
          <table:table-cell office:value-type="float" office:value="124.167">
            <text:p>124.167</text:p>
          </table:table-cell>
          <table:table-cell/>
          <table:table-cell office:value-type="float" office:value="121.542">
            <text:p>121.542</text:p>
          </table:table-cell>
          <table:table-cell/>
          <table:table-cell office:value-type="float" office:value="122.958">
            <text:p>122.958</text:p>
          </table:table-cell>
          <table:table-cell/>
          <table:table-cell office:value-type="float" office:value="67.75">
            <text:p>67.75</text:p>
          </table:table-cell>
          <table:table-cell/>
          <table:table-cell office:value-type="float" office:value="82.5417">
            <text:p>82.5417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</table:table-row>
        <table:table-row table:style-name="ro1">
          <table:table-cell office:value-type="string">
            <text:p>Hour (i)/Filter</text:p>
          </table:table-cell>
          <table:table-cell office:value-type="string">
            <text:p>9/0</text:p>
          </table:table-cell>
          <table:table-cell/>
          <table:table-cell office:value-type="float" office:value="9.1">
            <text:p>9.1</text:p>
          </table:table-cell>
          <table:table-cell/>
          <table:table-cell office:value-type="float" office:value="9.2">
            <text:p>9.2</text:p>
          </table:table-cell>
          <table:table-cell/>
          <table:table-cell office:value-type="float" office:value="9.3">
            <text:p>9.3</text:p>
          </table:table-cell>
          <table:table-cell/>
          <table:table-cell office:value-type="float" office:value="9.4">
            <text:p>9.4</text:p>
          </table:table-cell>
          <table:table-cell/>
          <table:table-cell office:value-type="float" office:value="9.5">
            <text:p>9.5</text:p>
          </table:table-cell>
          <table:table-cell/>
          <table:table-cell office:value-type="float" office:value="9.6">
            <text:p>9.6</text:p>
          </table:table-cell>
          <table:table-cell/>
          <table:table-cell office:value-type="float" office:value="9.7">
            <text:p>9.7</text:p>
          </table:table-cell>
          <table:table-cell/>
        </table:table-row>
        <table:table-row table:style-name="ro1">
          <table:table-cell office:value-type="string">
            <text:p>Rows Averaged (k)</text:p>
          </table:table-cell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  <table:table-cell office:value-type="string">
            <text:p>65-85</text:p>
          </table:table-cell>
          <table:table-cell/>
        </table:table-row>
        <table:table-row table:style-name="ro1">
          <table:table-cell office:value-type="string">
            <text:p>Columns Plotted (j)</text:p>
          </table:table-cell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  <table:table-cell office:value-type="string">
            <text:p>317-34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table:style-name="ce1" office:value-type="string">
            <text:p>Sigma 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0.1707">
            <text:p>50.1707</text:p>
          </table:table-cell>
          <table:table-cell office:value-type="float" office:value="2.7175">
            <text:p>2.7175</text:p>
          </table:table-cell>
          <table:table-cell office:value-type="float" office:value="47.6703">
            <text:p>47.6703</text:p>
          </table:table-cell>
          <table:table-cell office:value-type="float" office:value="4.42323">
            <text:p>4.42323</text:p>
          </table:table-cell>
          <table:table-cell office:value-type="float" office:value="58.507">
            <text:p>58.507</text:p>
          </table:table-cell>
          <table:table-cell office:value-type="float" office:value="3.85272">
            <text:p>3.85272</text:p>
          </table:table-cell>
          <table:table-cell office:value-type="float" office:value="56.4609">
            <text:p>56.4609</text:p>
          </table:table-cell>
          <table:table-cell office:value-type="float" office:value="4.10361">
            <text:p>4.10361</text:p>
          </table:table-cell>
          <table:table-cell office:value-type="float" office:value="61.3673">
            <text:p>61.3673</text:p>
          </table:table-cell>
          <table:table-cell office:value-type="float" office:value="5.97989">
            <text:p>5.97989</text:p>
          </table:table-cell>
          <table:table-cell office:value-type="float" office:value="42.1541">
            <text:p>42.1541</text:p>
          </table:table-cell>
          <table:table-cell office:value-type="float" office:value="3.14037">
            <text:p>3.14037</text:p>
          </table:table-cell>
          <table:table-cell office:value-type="float" office:value="7.18895">
            <text:p>7.18895</text:p>
          </table:table-cell>
          <table:table-cell office:value-type="float" office:value="1.40493">
            <text:p>1.40493</text:p>
          </table:table-cell>
          <table:table-cell office:value-type="float" office:value="42.6188">
            <text:p>42.6188</text:p>
          </table:table-cell>
          <table:table-cell office:value-type="float" office:value="4.47476">
            <text:p>4.4747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1.4277">
            <text:p>11.4277</text:p>
          </table:table-cell>
          <table:table-cell office:value-type="float" office:value="0.100363">
            <text:p>0.100363</text:p>
          </table:table-cell>
          <table:table-cell office:value-type="float" office:value="11.5682">
            <text:p>11.5682</text:p>
          </table:table-cell>
          <table:table-cell office:value-type="float" office:value="0.164487">
            <text:p>0.164487</text:p>
          </table:table-cell>
          <table:table-cell office:value-type="float" office:value="11.3767">
            <text:p>11.3767</text:p>
          </table:table-cell>
          <table:table-cell office:value-type="float" office:value="0.110007">
            <text:p>0.110007</text:p>
          </table:table-cell>
          <table:table-cell office:value-type="float" office:value="11.6076">
            <text:p>11.6076</text:p>
          </table:table-cell>
          <table:table-cell office:value-type="float" office:value="0.1331">
            <text:p>0.1331</text:p>
          </table:table-cell>
          <table:table-cell office:value-type="float" office:value="11.2445">
            <text:p>11.2445</text:p>
          </table:table-cell>
          <table:table-cell office:value-type="float" office:value="0.16248">
            <text:p>0.16248</text:p>
          </table:table-cell>
          <table:table-cell office:value-type="float" office:value="10.9158">
            <text:p>10.9158</text:p>
          </table:table-cell>
          <table:table-cell office:value-type="float" office:value="0.141692">
            <text:p>0.141692</text:p>
          </table:table-cell>
          <table:table-cell office:value-type="float" office:value="10.1723">
            <text:p>10.1723</text:p>
          </table:table-cell>
          <table:table-cell office:value-type="float" office:value="0.320863">
            <text:p>0.320863</text:p>
          </table:table-cell>
          <table:table-cell office:value-type="float" office:value="10.7526">
            <text:p>10.7526</text:p>
          </table:table-cell>
          <table:table-cell office:value-type="float" office:value="0.183507">
            <text:p>0.18350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2.37667">
            <text:p>2.37667</text:p>
          </table:table-cell>
          <table:table-cell office:value-type="float" office:value="0.154053">
            <text:p>0.154053</text:p>
          </table:table-cell>
          <table:table-cell office:value-type="float" office:value="2.59709">
            <text:p>2.59709</text:p>
          </table:table-cell>
          <table:table-cell office:value-type="float" office:value="0.273432">
            <text:p>0.273432</text:p>
          </table:table-cell>
          <table:table-cell office:value-type="float" office:value="2.84963">
            <text:p>2.84963</text:p>
          </table:table-cell>
          <table:table-cell office:value-type="float" office:value="0.197419">
            <text:p>0.197419</text:p>
          </table:table-cell>
          <table:table-cell office:value-type="float" office:value="2.39529">
            <text:p>2.39529</text:p>
          </table:table-cell>
          <table:table-cell office:value-type="float" office:value="0.207357">
            <text:p>0.207357</text:p>
          </table:table-cell>
          <table:table-cell office:value-type="float" office:value="2.94585">
            <text:p>2.94585</text:p>
          </table:table-cell>
          <table:table-cell office:value-type="float" office:value="0.294808">
            <text:p>0.294808</text:p>
          </table:table-cell>
          <table:table-cell office:value-type="float" office:value="2.49137">
            <text:p>2.49137</text:p>
          </table:table-cell>
          <table:table-cell office:value-type="float" office:value="0.218511">
            <text:p>0.218511</text:p>
          </table:table-cell>
          <table:table-cell office:value-type="float" office:value="1.59991">
            <text:p>1.59991</text:p>
          </table:table-cell>
          <table:table-cell office:value-type="float" office:value="0.388566">
            <text:p>0.388566</text:p>
          </table:table-cell>
          <table:table-cell office:value-type="float" office:value="3.00384">
            <text:p>3.00384</text:p>
          </table:table-cell>
          <table:table-cell office:value-type="float" office:value="0.321696">
            <text:p>0.32169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81.948">
            <text:p>181.948</text:p>
          </table:table-cell>
          <table:table-cell office:value-type="float" office:value="2.25953">
            <text:p>2.25953</text:p>
          </table:table-cell>
          <table:table-cell office:value-type="float" office:value="98.37">
            <text:p>98.37</text:p>
          </table:table-cell>
          <table:table-cell office:value-type="float" office:value="3.43812">
            <text:p>3.43812</text:p>
          </table:table-cell>
          <table:table-cell office:value-type="float" office:value="119.942">
            <text:p>119.942</text:p>
          </table:table-cell>
          <table:table-cell office:value-type="float" office:value="2.62796">
            <text:p>2.62796</text:p>
          </table:table-cell>
          <table:table-cell office:value-type="float" office:value="126.642">
            <text:p>126.642</text:p>
          </table:table-cell>
          <table:table-cell office:value-type="float" office:value="3.41875">
            <text:p>3.41875</text:p>
          </table:table-cell>
          <table:table-cell office:value-type="float" office:value="126.949">
            <text:p>126.949</text:p>
          </table:table-cell>
          <table:table-cell office:value-type="float" office:value="3.90583">
            <text:p>3.90583</text:p>
          </table:table-cell>
          <table:table-cell office:value-type="float" office:value="132.718">
            <text:p>132.718</text:p>
          </table:table-cell>
          <table:table-cell office:value-type="float" office:value="2.48184">
            <text:p>2.48184</text:p>
          </table:table-cell>
          <table:table-cell office:value-type="float" office:value="78.4012">
            <text:p>78.4012</text:p>
          </table:table-cell>
          <table:table-cell office:value-type="float" office:value="1.17259">
            <text:p>1.17259</text:p>
          </table:table-cell>
          <table:table-cell office:value-type="float" office:value="81.6862">
            <text:p>81.6862</text:p>
          </table:table-cell>
          <table:table-cell office:value-type="float" office:value="2.85841">
            <text:p>2.85841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403617">
            <text:p>-0.403617</text:p>
          </table:table-cell>
          <table:table-cell office:value-type="float" office:value="0.670779">
            <text:p>0.670779</text:p>
          </table:table-cell>
          <table:table-cell office:value-type="float" office:value="-1.72579">
            <text:p>-1.72579</text:p>
          </table:table-cell>
          <table:table-cell office:value-type="float" office:value="1.10988">
            <text:p>1.10988</text:p>
          </table:table-cell>
          <table:table-cell office:value-type="float" office:value="-3.66349">
            <text:p>-3.66349</text:p>
          </table:table-cell>
          <table:table-cell office:value-type="float" office:value="0.939918">
            <text:p>0.939918</text:p>
          </table:table-cell>
          <table:table-cell office:value-type="float" office:value="-3.03994">
            <text:p>-3.03994</text:p>
          </table:table-cell>
          <table:table-cell office:value-type="float" office:value="1.02461">
            <text:p>1.02461</text:p>
          </table:table-cell>
          <table:table-cell office:value-type="float" office:value="-2.13191">
            <text:p>-2.13191</text:p>
          </table:table-cell>
          <table:table-cell office:value-type="float" office:value="1.43092">
            <text:p>1.43092</text:p>
          </table:table-cell>
          <table:table-cell office:value-type="float" office:value="-1.22191">
            <text:p>-1.22191</text:p>
          </table:table-cell>
          <table:table-cell office:value-type="float" office:value="0.75342">
            <text:p>0.75342</text:p>
          </table:table-cell>
          <table:table-cell office:value-type="float" office:value="0.250458">
            <text:p>0.250458</text:p>
          </table:table-cell>
          <table:table-cell office:value-type="float" office:value="0.264825">
            <text:p>0.264825</text:p>
          </table:table-cell>
          <table:table-cell office:value-type="float" office:value="-1.06942">
            <text:p>-1.06942</text:p>
          </table:table-cell>
          <table:table-cell office:value-type="float" office:value="1.01567">
            <text:p>1.01567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17032">
            <text:p>0.0217032</text:p>
          </table:table-cell>
          <table:table-cell office:value-type="float" office:value="0.0273871">
            <text:p>0.0273871</text:p>
          </table:table-cell>
          <table:table-cell office:value-type="float" office:value="0.0512464">
            <text:p>0.0512464</text:p>
          </table:table-cell>
          <table:table-cell office:value-type="float" office:value="0.0453627">
            <text:p>0.0453627</text:p>
          </table:table-cell>
          <table:table-cell office:value-type="float" office:value="0.153963">
            <text:p>0.153963</text:p>
          </table:table-cell>
          <table:table-cell office:value-type="float" office:value="0.0388516">
            <text:p>0.0388516</text:p>
          </table:table-cell>
          <table:table-cell office:value-type="float" office:value="0.117185">
            <text:p>0.117185</text:p>
          </table:table-cell>
          <table:table-cell office:value-type="float" office:value="0.041666">
            <text:p>0.041666</text:p>
          </table:table-cell>
          <table:table-cell office:value-type="float" office:value="0.0732607">
            <text:p>0.0732607</text:p>
          </table:table-cell>
          <table:table-cell office:value-type="float" office:value="0.0595264">
            <text:p>0.0595264</text:p>
          </table:table-cell>
          <table:table-cell office:value-type="float" office:value="0.0376969">
            <text:p>0.0376969</text:p>
          </table:table-cell>
          <table:table-cell office:value-type="float" office:value="0.0312766">
            <text:p>0.0312766</text:p>
          </table:table-cell>
          <table:table-cell office:value-type="float" office:value="-0.00428132">
            <text:p>-0.00428132</text:p>
          </table:table-cell>
          <table:table-cell office:value-type="float" office:value="0.0107789">
            <text:p>0.0107789</text:p>
          </table:table-cell>
          <table:table-cell office:value-type="float" office:value="0.0570921">
            <text:p>0.0570921</text:p>
          </table:table-cell>
          <table:table-cell office:value-type="float" office:value="0.0430437">
            <text:p>0.043043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5.59663015642371">
            <text:p>5.5966301564</text:p>
          </table:table-cell>
          <table:table-cell/>
          <table:table-cell table:formula="of:=2*SQRT(2*LN(2))*[.D25]" office:value-type="float" office:value="6.11567959074943">
            <text:p>6.1156795907</text:p>
          </table:table-cell>
          <table:table-cell/>
          <table:table-cell table:formula="of:=2*SQRT(2*LN(2))*[.F25]" office:value-type="float" office:value="6.71036584492154">
            <text:p>6.7103658449</text:p>
          </table:table-cell>
          <table:table-cell/>
          <table:table-cell table:formula="of:=2*SQRT(2*LN(2))*[.H25]" office:value-type="float" office:value="5.64047690566218">
            <text:p>5.6404769057</text:p>
          </table:table-cell>
          <table:table-cell/>
          <table:table-cell table:formula="of:=2*SQRT(2*LN(2))*[.J25]" office:value-type="float" office:value="6.93694662965442">
            <text:p>6.9369466297</text:p>
          </table:table-cell>
          <table:table-cell/>
          <table:table-cell table:formula="of:=2*SQRT(2*LN(2))*[.L25]" office:value-type="float" office:value="5.86672801558876">
            <text:p>5.8667280156</text:p>
          </table:table-cell>
          <table:table-cell/>
          <table:table-cell table:formula="of:=2*SQRT(2*LN(2))*[.N25]" office:value-type="float" office:value="3.76750013824547">
            <text:p>3.7675001382</text:p>
          </table:table-cell>
          <table:table-cell/>
          <table:table-cell table:formula="of:=2*SQRT(2*LN(2))*[.P25]" office:value-type="float" office:value="7.07350264406577">
            <text:p>7.073502644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229.429">
            <text:p>229.429</text:p>
          </table:table-cell>
          <table:table-cell table:style-name="ce2" table:formula="of:=SQRT([.B30])" office:value-type="float" office:value="15.1469138770906">
            <text:p>15.15</text:p>
          </table:table-cell>
          <table:table-cell office:value-type="float" office:value="132.81">
            <text:p>132.81</text:p>
          </table:table-cell>
          <table:table-cell table:style-name="ce2" table:formula="of:=SQRT([.D30])" office:value-type="float" office:value="11.5243221058768">
            <text:p>11.52</text:p>
          </table:table-cell>
          <table:table-cell office:value-type="float" office:value="156">
            <text:p>156</text:p>
          </table:table-cell>
          <table:table-cell table:style-name="ce2" table:formula="of:=SQRT([.F30])" office:value-type="float" office:value="12.4899959967968">
            <text:p>12.49</text:p>
          </table:table-cell>
          <table:table-cell office:value-type="float" office:value="163.095">
            <text:p>163.095</text:p>
          </table:table-cell>
          <table:table-cell table:style-name="ce2" table:formula="of:=SQRT([.H30])" office:value-type="float" office:value="12.7708652800035">
            <text:p>12.77</text:p>
          </table:table-cell>
          <table:table-cell office:value-type="float" office:value="170.238">
            <text:p>170.238</text:p>
          </table:table-cell>
          <table:table-cell table:style-name="ce2" table:formula="of:=SQRT([.J30])" office:value-type="float" office:value="13.0475285015975">
            <text:p>13.05</text:p>
          </table:table-cell>
          <table:table-cell office:value-type="float" office:value="164.333">
            <text:p>164.333</text:p>
          </table:table-cell>
          <table:table-cell table:style-name="ce2" table:formula="of:=SQRT([.L30])" office:value-type="float" office:value="12.8192433474055">
            <text:p>12.82</text:p>
          </table:table-cell>
          <table:table-cell office:value-type="float" office:value="88.0476">
            <text:p>88.0476</text:p>
          </table:table-cell>
          <table:table-cell table:style-name="ce2" table:formula="of:=SQRT([.N30])" office:value-type="float" office:value="9.38336826518069">
            <text:p>9.38</text:p>
          </table:table-cell>
          <table:table-cell office:value-type="float" office:value="124.381">
            <text:p>124.381</text:p>
          </table:table-cell>
          <table:table-cell table:style-name="ce2" office:value-type="string">
            <text:p>11-28-2011</text:p>
          </table:table-cell>
        </table:table-row>
        <table:table-row table:style-name="ro1">
          <table:table-cell office:value-type="string">
            <text:p>Min Count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8-2011</text:p>
          </table:table-cell>
          <table:table-cell/>
        </table:table-row>
        <table:table-row table:style-name="ro1">
          <table:table-cell office:value-type="string">
            <text:p>Hour (i)/Filter</text:p>
          </table:table-cell>
          <table:table-cell office:value-type="string">
            <text:p>9/0</text:p>
          </table:table-cell>
          <table:table-cell/>
          <table:table-cell table:style-name="ce3" table:formula="of:=9.1" office:value-type="float" office:value="9.1">
            <text:p>9.1</text:p>
          </table:table-cell>
          <table:table-cell/>
          <table:table-cell office:value-type="float" office:value="9.2">
            <text:p>9.2</text:p>
          </table:table-cell>
          <table:table-cell/>
          <table:table-cell office:value-type="float" office:value="9.3">
            <text:p>9.3</text:p>
          </table:table-cell>
          <table:table-cell/>
          <table:table-cell office:value-type="float" office:value="9.4">
            <text:p>9.4</text:p>
          </table:table-cell>
          <table:table-cell/>
          <table:table-cell office:value-type="float" office:value="9.5">
            <text:p>9.5</text:p>
          </table:table-cell>
          <table:table-cell/>
          <table:table-cell office:value-type="float" office:value="9.6">
            <text:p>9.6</text:p>
          </table:table-cell>
          <table:table-cell/>
          <table:table-cell office:value-type="float" office:value="9.7">
            <text:p>9.7</text:p>
          </table:table-cell>
          <table:table-cell/>
        </table:table-row>
        <table:table-row table:style-name="ro1">
          <table:table-cell office:value-type="string">
            <text:p>Rows Averaged (k)</text:p>
          </table:table-cell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  <table:table-cell office:value-type="string">
            <text:p>48-68</text:p>
          </table:table-cell>
          <table:table-cell/>
        </table:table-row>
        <table:table-row table:style-name="ro1">
          <table:table-cell office:value-type="string">
            <text:p>Columns Plotted (j)</text:p>
          </table:table-cell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  <table:table-cell office:value-type="string">
            <text:p>298-318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35.5183">
            <text:p>35.5183</text:p>
          </table:table-cell>
          <table:table-cell office:value-type="float" office:value="3.70355">
            <text:p>3.70355</text:p>
          </table:table-cell>
          <table:table-cell office:value-type="float" office:value="37.3161">
            <text:p>37.3161</text:p>
          </table:table-cell>
          <table:table-cell office:value-type="float" office:value="5.08088">
            <text:p>5.08088</text:p>
          </table:table-cell>
          <table:table-cell office:value-type="float" office:value="31.5774">
            <text:p>31.5774</text:p>
          </table:table-cell>
          <table:table-cell office:value-type="float" office:value="4.04122">
            <text:p>4.04122</text:p>
          </table:table-cell>
          <table:table-cell office:value-type="float" office:value="41.5888">
            <text:p>41.5888</text:p>
          </table:table-cell>
          <table:table-cell office:value-type="float" office:value="4.82619">
            <text:p>4.82619</text:p>
          </table:table-cell>
          <table:table-cell office:value-type="float" office:value="41.4903">
            <text:p>41.4903</text:p>
          </table:table-cell>
          <table:table-cell office:value-type="float" office:value="5.26293">
            <text:p>5.26293</text:p>
          </table:table-cell>
          <table:table-cell office:value-type="float" office:value="43.7302">
            <text:p>43.7302</text:p>
          </table:table-cell>
          <table:table-cell office:value-type="float" office:value="9.03523">
            <text:p>9.03523</text:p>
          </table:table-cell>
          <table:table-cell office:value-type="float" office:value="30.51">
            <text:p>30.51</text:p>
          </table:table-cell>
          <table:table-cell office:value-type="float" office:value="57.4962">
            <text:p>57.4962</text:p>
          </table:table-cell>
          <table:table-cell office:value-type="float" office:value="31.4729">
            <text:p>31.4729</text:p>
          </table:table-cell>
          <table:table-cell office:value-type="float" office:value="3.27021">
            <text:p>3.27021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0.5523">
            <text:p>10.5523</text:p>
          </table:table-cell>
          <table:table-cell office:value-type="float" office:value="0.147957">
            <text:p>0.147957</text:p>
          </table:table-cell>
          <table:table-cell office:value-type="float" office:value="10.7422">
            <text:p>10.7422</text:p>
          </table:table-cell>
          <table:table-cell office:value-type="float" office:value="0.173917">
            <text:p>0.173917</text:p>
          </table:table-cell>
          <table:table-cell office:value-type="float" office:value="10.3358">
            <text:p>10.3358</text:p>
          </table:table-cell>
          <table:table-cell office:value-type="float" office:value="0.146804">
            <text:p>0.146804</text:p>
          </table:table-cell>
          <table:table-cell office:value-type="float" office:value="10.5202">
            <text:p>10.5202</text:p>
          </table:table-cell>
          <table:table-cell office:value-type="float" office:value="0.142427">
            <text:p>0.142427</text:p>
          </table:table-cell>
          <table:table-cell office:value-type="float" office:value="10.1695">
            <text:p>10.1695</text:p>
          </table:table-cell>
          <table:table-cell office:value-type="float" office:value="0.158923">
            <text:p>0.158923</text:p>
          </table:table-cell>
          <table:table-cell office:value-type="float" office:value="10.2669">
            <text:p>10.2669</text:p>
          </table:table-cell>
          <table:table-cell office:value-type="float" office:value="0.179196">
            <text:p>0.179196</text:p>
          </table:table-cell>
          <table:table-cell office:value-type="float" office:value="9.56202">
            <text:p>9.56202</text:p>
          </table:table-cell>
          <table:table-cell office:value-type="float" office:value="0.81796">
            <text:p>0.81796</text:p>
          </table:table-cell>
          <table:table-cell office:value-type="float" office:value="9.90132">
            <text:p>9.90132</text:p>
          </table:table-cell>
          <table:table-cell office:value-type="float" office:value="0.152459">
            <text:p>0.152459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2.39741">
            <text:p>2.39741</text:p>
          </table:table-cell>
          <table:table-cell office:value-type="float" office:value="0.269488">
            <text:p>0.269488</text:p>
          </table:table-cell>
          <table:table-cell office:value-type="float" office:value="2.62109">
            <text:p>2.62109</text:p>
          </table:table-cell>
          <table:table-cell office:value-type="float" office:value="0.353103">
            <text:p>0.353103</text:p>
          </table:table-cell>
          <table:table-cell office:value-type="float" office:value="2.87027">
            <text:p>2.87027</text:p>
          </table:table-cell>
          <table:table-cell office:value-type="float" office:value="0.326954">
            <text:p>0.326954</text:p>
          </table:table-cell>
          <table:table-cell office:value-type="float" office:value="2.65224">
            <text:p>2.65224</text:p>
          </table:table-cell>
          <table:table-cell office:value-type="float" office:value="0.296349">
            <text:p>0.296349</text:p>
          </table:table-cell>
          <table:table-cell office:value-type="float" office:value="2.65306">
            <text:p>2.65306</text:p>
          </table:table-cell>
          <table:table-cell office:value-type="float" office:value="0.322826">
            <text:p>0.322826</text:p>
          </table:table-cell>
          <table:table-cell office:value-type="float" office:value="3.23211">
            <text:p>3.23211</text:p>
          </table:table-cell>
          <table:table-cell office:value-type="float" office:value="0.492965">
            <text:p>0.492965</text:p>
          </table:table-cell>
          <table:table-cell office:value-type="float" office:value="7.37213">
            <text:p>7.37213</text:p>
          </table:table-cell>
          <table:table-cell office:value-type="float" office:value="5.03598">
            <text:p>5.03598</text:p>
          </table:table-cell>
          <table:table-cell office:value-type="float" office:value="2.49481">
            <text:p>2.49481</text:p>
          </table:table-cell>
          <table:table-cell office:value-type="float" office:value="0.272256">
            <text:p>0.27225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96.5">
            <text:p>196.5</text:p>
          </table:table-cell>
          <table:table-cell office:value-type="float" office:value="2.80468">
            <text:p>2.80468</text:p>
          </table:table-cell>
          <table:table-cell office:value-type="float" office:value="113.635">
            <text:p>113.635</text:p>
          </table:table-cell>
          <table:table-cell office:value-type="float" office:value="3.46777">
            <text:p>3.46777</text:p>
          </table:table-cell>
          <table:table-cell office:value-type="float" office:value="126.965">
            <text:p>126.965</text:p>
          </table:table-cell>
          <table:table-cell office:value-type="float" office:value="2.17259">
            <text:p>2.17259</text:p>
          </table:table-cell>
          <table:table-cell office:value-type="float" office:value="129.883">
            <text:p>129.883</text:p>
          </table:table-cell>
          <table:table-cell office:value-type="float" office:value="3.04706">
            <text:p>3.04706</text:p>
          </table:table-cell>
          <table:table-cell office:value-type="float" office:value="151.42">
            <text:p>151.42</text:p>
          </table:table-cell>
          <table:table-cell office:value-type="float" office:value="3.13981">
            <text:p>3.13981</text:p>
          </table:table-cell>
          <table:table-cell office:value-type="float" office:value="149.305">
            <text:p>149.305</text:p>
          </table:table-cell>
          <table:table-cell office:value-type="float" office:value="3.23927">
            <text:p>3.23927</text:p>
          </table:table-cell>
          <table:table-cell office:value-type="float" office:value="41.1075">
            <text:p>41.1075</text:p>
          </table:table-cell>
          <table:table-cell office:value-type="float" office:value="38.2607">
            <text:p>38.2607</text:p>
          </table:table-cell>
          <table:table-cell office:value-type="float" office:value="114.666">
            <text:p>114.666</text:p>
          </table:table-cell>
          <table:table-cell office:value-type="float" office:value="2.24184">
            <text:p>2.2418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333711">
            <text:p>-0.333711</text:p>
          </table:table-cell>
          <table:table-cell office:value-type="float" office:value="1.08948">
            <text:p>1.08948</text:p>
          </table:table-cell>
          <table:table-cell office:value-type="float" office:value="-2.36444">
            <text:p>-2.36444</text:p>
          </table:table-cell>
          <table:table-cell office:value-type="float" office:value="1.4735">
            <text:p>1.4735</text:p>
          </table:table-cell>
          <table:table-cell office:value-type="float" office:value="-2.02428">
            <text:p>-2.02428</text:p>
          </table:table-cell>
          <table:table-cell office:value-type="float" office:value="1.08435">
            <text:p>1.08435</text:p>
          </table:table-cell>
          <table:table-cell office:value-type="float" office:value="-2.80025">
            <text:p>-2.80025</text:p>
          </table:table-cell>
          <table:table-cell office:value-type="float" office:value="1.36403">
            <text:p>1.36403</text:p>
          </table:table-cell>
          <table:table-cell office:value-type="float" office:value="-0.613051">
            <text:p>-0.613051</text:p>
          </table:table-cell>
          <table:table-cell office:value-type="float" office:value="1.44011">
            <text:p>1.44011</text:p>
          </table:table-cell>
          <table:table-cell office:value-type="float" office:value="-4.41178">
            <text:p>-4.41178</text:p>
          </table:table-cell>
          <table:table-cell office:value-type="float" office:value="2.15099">
            <text:p>2.15099</text:p>
          </table:table-cell>
          <table:table-cell office:value-type="float" office:value="-2.33494">
            <text:p>-2.33494</text:p>
          </table:table-cell>
          <table:table-cell office:value-type="float" office:value="4.22154">
            <text:p>4.22154</text:p>
          </table:table-cell>
          <table:table-cell office:value-type="float" office:value="0.477665">
            <text:p>0.477665</text:p>
          </table:table-cell>
          <table:table-cell office:value-type="float" office:value="0.907354">
            <text:p>0.90735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434345">
            <text:p>0.0434345</text:p>
          </table:table-cell>
          <table:table-cell office:value-type="float" office:value="0.0500569">
            <text:p>0.0500569</text:p>
          </table:table-cell>
          <table:table-cell office:value-type="float" office:value="0.0921692">
            <text:p>0.0921692</text:p>
          </table:table-cell>
          <table:table-cell office:value-type="float" office:value="0.0674247">
            <text:p>0.0674247</text:p>
          </table:table-cell>
          <table:table-cell office:value-type="float" office:value="0.0982687">
            <text:p>0.0982687</text:p>
          </table:table-cell>
          <table:table-cell office:value-type="float" office:value="0.0506769">
            <text:p>0.0506769</text:p>
          </table:table-cell>
          <table:table-cell office:value-type="float" office:value="0.134171">
            <text:p>0.134171</text:p>
          </table:table-cell>
          <table:table-cell office:value-type="float" office:value="0.0630314">
            <text:p>0.0630314</text:p>
          </table:table-cell>
          <table:table-cell office:value-type="float" office:value="0.0299937">
            <text:p>0.0299937</text:p>
          </table:table-cell>
          <table:table-cell office:value-type="float" office:value="0.067576">
            <text:p>0.067576</text:p>
          </table:table-cell>
          <table:table-cell office:value-type="float" office:value="0.204209">
            <text:p>0.204209</text:p>
          </table:table-cell>
          <table:table-cell office:value-type="float" office:value="0.101517">
            <text:p>0.101517</text:p>
          </table:table-cell>
          <table:table-cell office:value-type="float" office:value="0.134119">
            <text:p>0.134119</text:p>
          </table:table-cell>
          <table:table-cell office:value-type="float" office:value="0.217809">
            <text:p>0.217809</text:p>
          </table:table-cell>
          <table:table-cell office:value-type="float" office:value="0.00335584">
            <text:p>0.00335584</text:p>
          </table:table-cell>
          <table:table-cell office:value-type="float" office:value="0.0428196">
            <text:p>0.0428196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41]" office:value-type="float" office:value="5.64546912415765">
            <text:p>5.6454691242</text:p>
          </table:table-cell>
          <table:table-cell/>
          <table:table-cell table:formula="of:=2*SQRT(2*LN(2))*[.D41]" office:value-type="float" office:value="6.17219527183017">
            <text:p>6.1721952718</text:p>
          </table:table-cell>
          <table:table-cell/>
          <table:table-cell table:formula="of:=2*SQRT(2*LN(2))*[.F41]" office:value-type="float" office:value="6.75896933065098">
            <text:p>6.7589693307</text:p>
          </table:table-cell>
          <table:table-cell/>
          <table:table-cell table:formula="of:=2*SQRT(2*LN(2))*[.H41]" office:value-type="float" office:value="6.24554791623289">
            <text:p>6.2455479162</text:p>
          </table:table-cell>
          <table:table-cell/>
          <table:table-cell table:formula="of:=2*SQRT(2*LN(2))*[.J41]" office:value-type="float" office:value="6.24747886866981">
            <text:p>6.2474788687</text:p>
          </table:table-cell>
          <table:table-cell/>
          <table:table-cell table:formula="of:=2*SQRT(2*LN(2))*[.L41]" office:value-type="float" office:value="7.61103741574498">
            <text:p>7.6110374157</text:p>
          </table:table-cell>
          <table:table-cell/>
          <table:table-cell table:formula="of:=2*SQRT(2*LN(2))*[.N41]" office:value-type="float" office:value="17.360039498574">
            <text:p>17.3600394986</text:p>
          </table:table-cell>
          <table:table-cell/>
          <table:table-cell table:formula="of:=2*SQRT(2*LN(2))*[.P41]" office:value-type="float" office:value="5.87482859654366">
            <text:p>5.8748285965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234.333">
            <text:p>234.333</text:p>
          </table:table-cell>
          <table:table-cell/>
          <table:table-cell office:value-type="float" office:value="134.952">
            <text:p>134.952</text:p>
          </table:table-cell>
          <table:table-cell/>
          <table:table-cell office:value-type="float" office:value="146.619">
            <text:p>146.619</text:p>
          </table:table-cell>
          <table:table-cell/>
          <table:table-cell office:value-type="float" office:value="156.19">
            <text:p>156.19</text:p>
          </table:table-cell>
          <table:table-cell/>
          <table:table-cell office:value-type="float" office:value="187.429">
            <text:p>187.429</text:p>
          </table:table-cell>
          <table:table-cell/>
          <table:table-cell office:value-type="float" office:value="169.714">
            <text:p>169.714</text:p>
          </table:table-cell>
          <table:table-cell/>
          <table:table-cell office:value-type="float" office:value="66.3333">
            <text:p>66.3333</text:p>
          </table:table-cell>
          <table:table-cell/>
          <table:table-cell office:value-type="float" office:value="150.857">
            <text:p>150.857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11-30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8-2011</text:p>
          </table:table-cell>
          <table:table-cell/>
          <table:table-cell office:value-type="string">
            <text:p>11-25-2012</text:p>
          </table:table-cell>
          <table:table-cell table:number-columns-repeated="4"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9/0</text:p>
          </table:table-cell>
          <table:table-cell/>
          <table:table-cell office:value-type="string">
            <text:p>9-10/0</text:p>
          </table:table-cell>
          <table:table-cell/>
          <table:table-cell office:value-type="string">
            <text:p>9/0</text:p>
          </table:table-cell>
          <table:table-cell/>
          <table:table-cell office:value-type="string">
            <text:p>9/0</text:p>
          </table:table-cell>
          <table:table-cell table:number-columns-repeated="4"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-80</text:p>
          </table:table-cell>
          <table:table-cell/>
          <table:table-cell office:value-type="string">
            <text:p>30-138</text:p>
          </table:table-cell>
          <table:table-cell/>
          <table:table-cell office:value-type="string">
            <text:p>30-80</text:p>
          </table:table-cell>
          <table:table-cell table:number-columns-repeated="6"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5-331</text:p>
          </table:table-cell>
          <table:table-cell/>
          <table:table-cell office:value-type="string">
            <text:p>305-309</text:p>
          </table:table-cell>
          <table:table-cell table:number-columns-repeated="6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table:style-name="ce1" office:value-type="string">
            <text:p>Sigma </text:p>
          </table:table-cell>
          <table:table-cell table:number-columns-repeated="7"/>
        </table:table-row>
        <table:table-row table:style-name="ro1">
          <table:table-cell office:value-type="string">
            <text:p>A0</text:p>
          </table:table-cell>
          <table:table-cell office:value-type="float" office:value="57.7238">
            <text:p>57.7238</text:p>
          </table:table-cell>
          <table:table-cell office:value-type="float" office:value="5.02174">
            <text:p>5.02174</text:p>
          </table:table-cell>
          <table:table-cell office:value-type="float" office:value="56.7283">
            <text:p>56.7283</text:p>
          </table:table-cell>
          <table:table-cell office:value-type="float" office:value="4.98918">
            <text:p>4.98918</text:p>
          </table:table-cell>
          <table:table-cell office:value-type="float" office:value="82.6916">
            <text:p>82.6916</text:p>
          </table:table-cell>
          <table:table-cell office:value-type="float" office:value="15.6942">
            <text:p>15.6942</text:p>
          </table:table-cell>
          <table:table-cell table:number-columns-repeated="5"/>
        </table:table-row>
        <table:table-row table:style-name="ro1">
          <table:table-cell office:value-type="string">
            <text:p>A1</text:p>
          </table:table-cell>
          <table:table-cell office:value-type="float" office:value="32.9329">
            <text:p>32.9329</text:p>
          </table:table-cell>
          <table:table-cell office:value-type="float" office:value="0.446295">
            <text:p>0.446295</text:p>
          </table:table-cell>
          <table:table-cell office:value-type="float" office:value="53.6456">
            <text:p>53.6456</text:p>
          </table:table-cell>
          <table:table-cell office:value-type="float" office:value="0.725947">
            <text:p>0.725947</text:p>
          </table:table-cell>
          <table:table-cell office:value-type="float" office:value="28.4311">
            <text:p>28.4311</text:p>
          </table:table-cell>
          <table:table-cell office:value-type="float" office:value="0.521883">
            <text:p>0.521883</text:p>
          </table:table-cell>
          <table:table-cell table:number-columns-repeated="5"/>
        </table:table-row>
        <table:table-row table:style-name="ro1">
          <table:table-cell office:value-type="string">
            <text:p>A2</text:p>
          </table:table-cell>
          <table:table-cell office:value-type="float" office:value="8.43442">
            <text:p>8.43442</text:p>
          </table:table-cell>
          <table:table-cell office:value-type="float" office:value="0.783479">
            <text:p>0.783479</text:p>
          </table:table-cell>
          <table:table-cell office:value-type="float" office:value="18.6458">
            <text:p>18.6458</text:p>
          </table:table-cell>
          <table:table-cell office:value-type="float" office:value="1.52109">
            <text:p>1.52109</text:p>
          </table:table-cell>
          <table:table-cell office:value-type="float" office:value="7.41858">
            <text:p>7.41858</text:p>
          </table:table-cell>
          <table:table-cell office:value-type="float" office:value="1.18319">
            <text:p>1.18319</text:p>
          </table:table-cell>
          <table:table-cell table:number-columns-repeated="5"/>
        </table:table-row>
        <table:table-row table:style-name="ro1">
          <table:table-cell office:value-type="string">
            <text:p>A3</text:p>
          </table:table-cell>
          <table:table-cell office:value-type="float" office:value="211.021">
            <text:p>211.021</text:p>
          </table:table-cell>
          <table:table-cell office:value-type="float" office:value="3.24811">
            <text:p>3.24811</text:p>
          </table:table-cell>
          <table:table-cell office:value-type="float" office:value="176.964">
            <text:p>176.964</text:p>
          </table:table-cell>
          <table:table-cell office:value-type="float" office:value="2.66129">
            <text:p>2.66129</text:p>
          </table:table-cell>
          <table:table-cell office:value-type="float" office:value="197.17">
            <text:p>197.17</text:p>
          </table:table-cell>
          <table:table-cell office:value-type="float" office:value="8.51107">
            <text:p>8.51107</text:p>
          </table:table-cell>
          <table:table-cell table:number-columns-repeated="5"/>
        </table:table-row>
        <table:table-row table:style-name="ro1">
          <table:table-cell office:value-type="string">
            <text:p>A4</text:p>
          </table:table-cell>
          <table:table-cell office:value-type="float" office:value="-0.447627">
            <text:p>-0.447627</text:p>
          </table:table-cell>
          <table:table-cell office:value-type="float" office:value="0.405475">
            <text:p>0.405475</text:p>
          </table:table-cell>
          <table:table-cell office:value-type="float" office:value="-0.655702">
            <text:p>-0.655702</text:p>
          </table:table-cell>
          <table:table-cell office:value-type="float" office:value="0.258549">
            <text:p>0.258549</text:p>
          </table:table-cell>
          <table:table-cell office:value-type="float" office:value="-3.74902">
            <text:p>-3.74902</text:p>
          </table:table-cell>
          <table:table-cell office:value-type="float" office:value="1.72232">
            <text:p>1.72232</text:p>
          </table:table-cell>
          <table:table-cell table:number-columns-repeated="5"/>
        </table:table-row>
        <table:table-row table:style-name="ro1">
          <table:table-cell office:value-type="string">
            <text:p>A5</text:p>
          </table:table-cell>
          <table:table-cell office:value-type="float" office:value="0.0177644">
            <text:p>0.0177644</text:p>
          </table:table-cell>
          <table:table-cell office:value-type="float" office:value="0.0058032">
            <text:p>0.0058032</text:p>
          </table:table-cell>
          <table:table-cell office:value-type="float" office:value="0.00720368">
            <text:p>0.00720368</text:p>
          </table:table-cell>
          <table:table-cell office:value-type="float" office:value="0.00236881">
            <text:p>0.00236881</text:p>
          </table:table-cell>
          <table:table-cell office:value-type="float" office:value="0.0879205">
            <text:p>0.0879205</text:p>
          </table:table-cell>
          <table:table-cell office:value-type="float" office:value="0.0313837">
            <text:p>0.0313837</text:p>
          </table:table-cell>
          <table:table-cell table:number-columns-repeated="5"/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19.8615412842099">
            <text:p>19.8615412842</text:p>
          </table:table-cell>
          <table:table-cell/>
          <table:table-cell table:formula="of:=2*SQRT(2*LN(2))*[.D8]" office:value-type="float" office:value="43.9075035956381">
            <text:p>43.9075035956</text:p>
          </table:table-cell>
          <table:table-cell/>
          <table:table-cell table:formula="of:=2*SQRT(2*LN(2))*[.F8]" office:value-type="float" office:value="17.4694208896657">
            <text:p>17.4694208897</text:p>
          </table:table-cell>
          <table:table-cell table:number-columns-repeated="6"/>
        </table:table-row>
        <table:table-row table:style-name="ro1">
          <table:table-cell office:value-type="string">
            <text:p>Max Count</text:p>
          </table:table-cell>
          <table:table-cell office:value-type="float" office:value="282.857">
            <text:p>282.857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73.6">
            <text:p>273.6</text:p>
          </table:table-cell>
          <table:table-cell table:number-columns-repeated="6"/>
        </table:table-row>
        <table:table-row table:style-name="ro1">
          <table:table-cell office:value-type="string">
            <text:p>Min Count</text:p>
          </table:table-cell>
          <table:table-cell office:value-type="float" office:value="197.857">
            <text:p>197.857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67.4">
            <text:p>167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terference, fitted to &lt;22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6-2011</text:p>
          </table:table-cell>
          <table:table-cell table:number-columns-repeated="2"/>
          <table:table-cell office:value-type="string">
            <text:p>11-06-2011</text:p>
          </table:table-cell>
          <table:table-cell table:number-columns-repeated="2"/>
          <table:table-cell office:value-type="string">
            <text:p>11-06-2011</text:p>
          </table:table-cell>
          <table:table-cell table:number-columns-repeated="2"/>
          <table:table-cell office:value-type="string">
            <text:p>11-0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9/0</text:p>
          </table:table-cell>
          <table:table-cell table:number-columns-repeated="2"/>
          <table:table-cell office:value-type="string">
            <text:p>9-10/0</text:p>
          </table:table-cell>
          <table:table-cell table:number-columns-repeated="2"/>
          <table:table-cell office:value-type="string">
            <text:p>10-11/0</text:p>
          </table:table-cell>
          <table:table-cell table:number-columns-repeated="2"/>
          <table:table-cell office:value-type="string">
            <text:p>10-11/0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0-110</text:p>
          </table:table-cell>
          <table:table-cell table:number-columns-repeated="2"/>
          <table:table-cell office:value-type="string">
            <text:p>60-160</text:p>
          </table:table-cell>
          <table:table-cell table:number-columns-repeated="2"/>
          <table:table-cell office:value-type="string">
            <text:p>75-155</text:p>
          </table:table-cell>
          <table:table-cell table:number-columns-repeated="2"/>
          <table:table-cell office:value-type="string">
            <text:p>75-15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288-292</text:p>
          </table:table-cell>
          <table:table-cell table:number-columns-repeated="2"/>
          <table:table-cell office:value-type="string">
            <text:p>255-258</text:p>
          </table:table-cell>
          <table:table-cell table:number-columns-repeated="2"/>
          <table:table-cell office:value-type="string">
            <text:p>282-290</text:p>
          </table:table-cell>
          <table:table-cell table:number-columns-repeated="2"/>
          <table:table-cell office:value-type="string">
            <text:p>282-29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35.1141">
            <text:p>35.1141</text:p>
          </table:table-cell>
          <table:table-cell office:value-type="float" office:value="4.42617">
            <text:p>4.42617</text:p>
          </table:table-cell>
          <table:table-cell/>
          <table:table-cell office:value-type="float" office:value="38.5636">
            <text:p>38.5636</text:p>
          </table:table-cell>
          <table:table-cell office:value-type="float" office:value="3.59866">
            <text:p>3.59866</text:p>
          </table:table-cell>
          <table:table-cell/>
          <table:table-cell office:value-type="float" office:value="45.6595">
            <text:p>45.6595</text:p>
          </table:table-cell>
          <table:table-cell office:value-type="float" office:value="19.283">
            <text:p>19.283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float" office:value="46.2024">
            <text:p>46.2024</text:p>
          </table:table-cell>
          <table:table-cell office:value-type="float" office:value="0.746478">
            <text:p>0.746478</text:p>
          </table:table-cell>
          <table:table-cell/>
          <table:table-cell office:value-type="float" office:value="53.6468">
            <text:p>53.6468</text:p>
          </table:table-cell>
          <table:table-cell office:value-type="float" office:value="0.712923">
            <text:p>0.712923</text:p>
          </table:table-cell>
          <table:table-cell/>
          <table:table-cell office:value-type="float" office:value="28.1156">
            <text:p>28.1156</text:p>
          </table:table-cell>
          <table:table-cell office:value-type="float" office:value="0.578647">
            <text:p>0.578647</text:p>
          </table:table-cell>
          <table:table-cell table:number-columns-repeated="3"/>
        </table:table-row>
        <table:table-row table:style-name="ro1">
          <table:table-cell office:value-type="string">
            <text:p>A2</text:p>
          </table:table-cell>
          <table:table-cell office:value-type="float" office:value="10.6394">
            <text:p>10.6394</text:p>
          </table:table-cell>
          <table:table-cell office:value-type="float" office:value="1.41117">
            <text:p>1.41117</text:p>
          </table:table-cell>
          <table:table-cell/>
          <table:table-cell office:value-type="float" office:value="10.7471">
            <text:p>10.7471</text:p>
          </table:table-cell>
          <table:table-cell office:value-type="float" office:value="1.15292">
            <text:p>1.15292</text:p>
          </table:table-cell>
          <table:table-cell/>
          <table:table-cell office:value-type="float" office:value="0.452104">
            <text:p>0.452104</text:p>
          </table:table-cell>
          <table:table-cell office:value-type="float" office:value="0.30186">
            <text:p>0.30186</text:p>
          </table:table-cell>
          <table:table-cell table:number-columns-repeated="3"/>
        </table:table-row>
        <table:table-row table:style-name="ro1">
          <table:table-cell office:value-type="string">
            <text:p>A3</text:p>
          </table:table-cell>
          <table:table-cell office:value-type="float" office:value="223.97">
            <text:p>223.97</text:p>
          </table:table-cell>
          <table:table-cell office:value-type="float" office:value="2.96108">
            <text:p>2.96108</text:p>
          </table:table-cell>
          <table:table-cell/>
          <table:table-cell office:value-type="float" office:value="203.355">
            <text:p>203.355</text:p>
          </table:table-cell>
          <table:table-cell office:value-type="float" office:value="2.90012">
            <text:p>2.90012</text:p>
          </table:table-cell>
          <table:table-cell/>
          <table:table-cell office:value-type="float" office:value="142.037">
            <text:p>142.037</text:p>
          </table:table-cell>
          <table:table-cell office:value-type="float" office:value="4.6904">
            <text:p>4.6904</text:p>
          </table:table-cell>
          <table:table-cell table:number-columns-repeated="3"/>
        </table:table-row>
        <table:table-row table:style-name="ro1">
          <table:table-cell office:value-type="string">
            <text:p>A4</text:p>
          </table:table-cell>
          <table:table-cell office:value-type="float" office:value="-0.394594">
            <text:p>-0.394594</text:p>
          </table:table-cell>
          <table:table-cell office:value-type="float" office:value="0.293295">
            <text:p>0.293295</text:p>
          </table:table-cell>
          <table:table-cell/>
          <table:table-cell office:value-type="float" office:value="-0.368089">
            <text:p>-0.368089</text:p>
          </table:table-cell>
          <table:table-cell office:value-type="float" office:value="0.217722">
            <text:p>0.217722</text:p>
          </table:table-cell>
          <table:table-cell/>
          <table:table-cell office:value-type="float" office:value="1.97162">
            <text:p>1.97162</text:p>
          </table:table-cell>
          <table:table-cell office:value-type="float" office:value="0.265895">
            <text:p>0.265895</text:p>
          </table:table-cell>
          <table:table-cell table:number-columns-repeated="3"/>
        </table:table-row>
        <table:table-row table:style-name="ro1">
          <table:table-cell office:value-type="string">
            <text:p>A5</text:p>
          </table:table-cell>
          <table:table-cell office:value-type="float" office:value="-0.000794736">
            <text:p>-0.000794736</text:p>
          </table:table-cell>
          <table:table-cell office:value-type="float" office:value="0.00316363">
            <text:p>0.00316363</text:p>
          </table:table-cell>
          <table:table-cell/>
          <table:table-cell office:value-type="float" office:value="-0.00239097">
            <text:p>-0.00239097</text:p>
          </table:table-cell>
          <table:table-cell office:value-type="float" office:value="0.00208017">
            <text:p>0.00208017</text:p>
          </table:table-cell>
          <table:table-cell/>
          <table:table-cell office:value-type="float" office:value="-0.0228547">
            <text:p>-0.0228547</text:p>
          </table:table-cell>
          <table:table-cell office:value-type="float" office:value="0.00315587">
            <text:p>0.00315587</text:p>
          </table:table-cell>
          <table:table-cell table:number-columns-repeated="3"/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25.0538723871023">
            <text:p>25.0538723871</text:p>
          </table:table-cell>
          <table:table-cell table:number-columns-repeated="2"/>
          <table:table-cell table:formula="of:=2*SQRT(2*LN(2))*[.E25]" office:value-type="float" office:value="25.3074865059521">
            <text:p>25.307486506</text:p>
          </table:table-cell>
          <table:table-cell table:number-columns-repeated="2"/>
          <table:table-cell table:formula="of:=2*SQRT(2*LN(2))*[.H25]" office:value-type="float" office:value="1.06462356163867">
            <text:p>1.0646235616</text:p>
          </table:table-cell>
          <table:table-cell table:number-columns-repeated="4"/>
        </table:table-row>
        <table:table-row table:style-name="ro1">
          <table:table-cell office:value-type="string">
            <text:p>Max Count</text:p>
          </table:table-cell>
          <table:table-cell office:value-type="float" office:value="248.4">
            <text:p>248.4</text:p>
          </table:table-cell>
          <table:table-cell table:number-columns-repeated="2"/>
          <table:table-cell office:value-type="float" office:value="226.25">
            <text:p>226.25</text:p>
          </table:table-cell>
          <table:table-cell table:number-columns-repeated="2"/>
          <table:table-cell office:value-type="float" office:value="224.333">
            <text:p>224.333</text:p>
          </table:table-cell>
          <table:table-cell table:number-columns-repeated="4"/>
        </table:table-row>
        <table:table-row table:style-name="ro1">
          <table:table-cell office:value-type="string">
            <text:p>Min Count</text:p>
          </table:table-cell>
          <table:table-cell office:value-type="float" office:value="173.6">
            <text:p>173.6</text:p>
          </table:table-cell>
          <table:table-cell table:number-columns-repeated="2"/>
          <table:table-cell office:value-type="float" office:value="134.75">
            <text:p>134.75</text:p>
          </table:table-cell>
          <table:table-cell table:number-columns-repeated="2"/>
          <table:table-cell office:value-type="float" office:value="151.222">
            <text:p>151.222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11-06-2011</text:p>
          </table:table-cell>
          <table:table-cell table:number-columns-repeated="2"/>
          <table:table-cell office:value-type="string">
            <text:p>11-06-2011</text:p>
          </table:table-cell>
          <table:table-cell table:number-columns-repeated="2"/>
          <table:table-cell office:value-type="string">
            <text:p>11-06-2011</text:p>
          </table:table-cell>
          <table:table-cell/>
        </table:table-row>
        <table:table-row table:style-name="ro1">
          <table:table-cell office:value-type="string">
            <text:p>Hour (i)/Filter</text:p>
          </table:table-cell>
          <table:table-cell office:value-type="string">
            <text:p>9/0</text:p>
          </table:table-cell>
          <table:table-cell table:number-columns-repeated="2"/>
          <table:table-cell office:value-type="string">
            <text:p>9-10/0</text:p>
          </table:table-cell>
          <table:table-cell table:number-columns-repeated="2"/>
          <table:table-cell office:value-type="string">
            <text:p>10-11/0</text:p>
          </table:table-cell>
          <table:table-cell/>
        </table:table-row>
        <table:table-row table:style-name="ro1">
          <table:table-cell office:value-type="string">
            <text:p>Rows Averaged (k)</text:p>
          </table:table-cell>
          <table:table-cell office:value-type="string">
            <text:p>55-80</text:p>
          </table:table-cell>
          <table:table-cell table:number-columns-repeated="2"/>
          <table:table-cell office:value-type="string">
            <text:p>100-128</text:p>
          </table:table-cell>
          <table:table-cell table:number-columns-repeated="2"/>
          <table:table-cell office:value-type="string">
            <text:p>75-155</text:p>
          </table:table-cell>
          <table:table-cell/>
        </table:table-row>
        <table:table-row table:style-name="ro1">
          <table:table-cell office:value-type="string">
            <text:p>Columns Plotted (j)</text:p>
          </table:table-cell>
          <table:table-cell office:value-type="string">
            <text:p>275-305</text:p>
          </table:table-cell>
          <table:table-cell table:number-columns-repeated="2"/>
          <table:table-cell office:value-type="string">
            <text:p>241-271</text:p>
          </table:table-cell>
          <table:table-cell table:number-columns-repeated="2"/>
          <table:table-cell office:value-type="string">
            <text:p>282-290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33.342">
            <text:p>33.342</text:p>
          </table:table-cell>
          <table:table-cell office:value-type="float" office:value="2.87733">
            <text:p>2.87733</text:p>
          </table:table-cell>
          <table:table-cell/>
          <table:table-cell office:value-type="float" office:value="57.2547">
            <text:p>57.2547</text:p>
          </table:table-cell>
          <table:table-cell office:value-type="float" office:value="3.81091">
            <text:p>3.81091</text:p>
          </table:table-cell>
          <table:table-cell/>
          <table:table-cell office:value-type="float" office:value="51.0148">
            <text:p>51.0148</text:p>
          </table:table-cell>
          <table:table-cell office:value-type="float" office:value="3.27337">
            <text:p>3.2733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5.7785">
            <text:p>15.7785</text:p>
          </table:table-cell>
          <table:table-cell office:value-type="float" office:value="0.16662">
            <text:p>0.16662</text:p>
          </table:table-cell>
          <table:table-cell/>
          <table:table-cell office:value-type="float" office:value="16.1588">
            <text:p>16.1588</text:p>
          </table:table-cell>
          <table:table-cell office:value-type="float" office:value="0.0762887">
            <text:p>0.0762887</text:p>
          </table:table-cell>
          <table:table-cell/>
          <table:table-cell office:value-type="float" office:value="15.4171">
            <text:p>15.4171</text:p>
          </table:table-cell>
          <table:table-cell office:value-type="float" office:value="0.148827">
            <text:p>0.14882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1.82543">
            <text:p>1.82543</text:p>
          </table:table-cell>
          <table:table-cell office:value-type="float" office:value="0.203623">
            <text:p>0.203623</text:p>
          </table:table-cell>
          <table:table-cell/>
          <table:table-cell office:value-type="float" office:value="1.01806">
            <text:p>1.01806</text:p>
          </table:table-cell>
          <table:table-cell office:value-type="float" office:value="0.0830797">
            <text:p>0.0830797</text:p>
          </table:table-cell>
          <table:table-cell/>
          <table:table-cell office:value-type="float" office:value="2.55312">
            <text:p>2.55312</text:p>
          </table:table-cell>
          <table:table-cell office:value-type="float" office:value="0.206777">
            <text:p>0.20677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97.242">
            <text:p>197.242</text:p>
          </table:table-cell>
          <table:table-cell office:value-type="float" office:value="2.3839">
            <text:p>2.3839</text:p>
          </table:table-cell>
          <table:table-cell/>
          <table:table-cell office:value-type="float" office:value="186.619">
            <text:p>186.619</text:p>
          </table:table-cell>
          <table:table-cell office:value-type="float" office:value="2.42239">
            <text:p>2.42239</text:p>
          </table:table-cell>
          <table:table-cell/>
          <table:table-cell office:value-type="float" office:value="163.788">
            <text:p>163.788</text:p>
          </table:table-cell>
          <table:table-cell office:value-type="float" office:value="2.8747">
            <text:p>2.874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502021">
            <text:p>0.502021</text:p>
          </table:table-cell>
          <table:table-cell office:value-type="float" office:value="0.427675">
            <text:p>0.427675</text:p>
          </table:table-cell>
          <table:table-cell/>
          <table:table-cell office:value-type="float" office:value="-1.70948">
            <text:p>-1.70948</text:p>
          </table:table-cell>
          <table:table-cell office:value-type="float" office:value="0.385216">
            <text:p>0.385216</text:p>
          </table:table-cell>
          <table:table-cell/>
          <table:table-cell office:value-type="float" office:value="-0.753808">
            <text:p>-0.753808</text:p>
          </table:table-cell>
          <table:table-cell office:value-type="float" office:value="0.592441">
            <text:p>0.59244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126876">
            <text:p>-0.00126876</text:p>
          </table:table-cell>
          <table:table-cell office:value-type="float" office:value="0.0131825">
            <text:p>0.0131825</text:p>
          </table:table-cell>
          <table:table-cell/>
          <table:table-cell office:value-type="float" office:value="0.0467141">
            <text:p>0.0467141</text:p>
          </table:table-cell>
          <table:table-cell office:value-type="float" office:value="0.0117545">
            <text:p>0.0117545</text:p>
          </table:table-cell>
          <table:table-cell/>
          <table:table-cell office:value-type="float" office:value="0.0285291">
            <text:p>0.0285291</text:p>
          </table:table-cell>
          <table:table-cell office:value-type="float" office:value="0.0184874">
            <text:p>0.0184874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4.29855915480085">
            <text:p>4.2985591548</text:p>
          </table:table-cell>
          <table:table-cell table:number-columns-repeated="2"/>
          <table:table-cell table:formula="of:=2*SQRT(2*LN(2))*[.E8]" office:value-type="float" office:value="2.39734809504421">
            <text:p>2.397348095</text:p>
          </table:table-cell>
          <table:table-cell table:number-columns-repeated="2"/>
          <table:table-cell table:formula="of:=2*SQRT(2*LN(2))*[.H8]" office:value-type="float" office:value="6.01213815336942">
            <text:p>6.0121381534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234.462">
            <text:p>234.462</text:p>
          </table:table-cell>
          <table:table-cell table:number-columns-repeated="2"/>
          <table:table-cell office:value-type="float" office:value="222.552">
            <text:p>222.552</text:p>
          </table:table-cell>
          <table:table-cell table:number-columns-repeated="2"/>
          <table:table-cell office:value-type="float" office:value="209.25">
            <text:p>209.25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95.769">
            <text:p>195.769</text:p>
          </table:table-cell>
          <table:table-cell table:number-columns-repeated="2"/>
          <table:table-cell office:value-type="float" office:value="165.897">
            <text:p>165.897</text:p>
          </table:table-cell>
          <table:table-cell table:number-columns-repeated="2"/>
          <table:table-cell office:value-type="float" office:value="154.375">
            <text:p>154.37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12-06-20</text:date>, <text:time>14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8T14:32:14.86</meta:creation-date>
    <dc:date>2012-06-20T14:42:04.96</dc:date>
    <meta:editing-duration>P3DT11H8M30S</meta:editing-duration>
    <meta:editing-cycles>7</meta:editing-cycles>
    <meta:generator>OpenOffice.org/3.3$Win32 OpenOffice.org_project/330m20$Build-9567</meta:generator>
    <meta:document-statistic meta:table-count="3" meta:cell-count="743" meta:object-count="0"/>
  </office:meta>
</office:document-meta>
</file>